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8000000960A845D893.png" manifest:media-type="image/png"/>
  <manifest:file-entry manifest:full-path="Pictures/1000020100000C8000000960A809A4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2327in" style:rel-width="90%" svg:height="4.6701in" style:rel-height="scale" draw:z-index="0"><draw:image xlink:href="Pictures/1000020100000C8000000960A809A4AE.png" xlink:type="simple" xlink:show="embed" xlink:actuate="onLoad"/></draw:frame><draw:frame draw:style-name="fr2" draw:name="Image2" text:anchor-type="paragraph" svg:x="0.3563in" svg:y="5.0201in" svg:width="6.2327in" style:rel-width="90%" svg:height="4.6598in" style:rel-height="scale" draw:z-index="1"><draw:image xlink:href="Pictures/1000020100000C8000000960A845D8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0:23:40.980162572</meta:creation-date>
    <dc:date>2014-12-08T10:25:10.807293240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